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142.81pt"/>
    </style:style>
    <style:style style:name="co7" style:family="table-column">
      <style:table-column-properties fo:break-before="auto" style:column-width="139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906.46pt" svg:y="2.1pt">
            <loext:p draw:notify-on-update-of-ranges="Sheet1.A2:Sheet1.A11 Sheet1.E1:Sheet1.E1 Sheet1.E2:Sheet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2pt" svg:height="254.81pt" svg:x="917.97pt" svg:y="273.63pt">
            <loext:p draw:notify-on-update-of-ranges="Sheet1.A2:Sheet1.A11 Sheet1.F1:Sheet1.F1 Sheet1.F2:Sheet1.F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k0</text:p>
          </table:table-cell>
          <table:table-cell table:style-name="ce1" office:value-type="string" calcext:value-type="string">
            <text:p>RD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Rk0_new</text:p>
          </table:table-cell>
          <table:table-cell table:style-name="ce1" office:value-type="string" calcext:value-type="string">
            <text:p>RD_new</text:p>
          </table:table-cell>
          <table:table-cell table:style-name="ce1" office:value-type="string" calcext:value-type="string">
            <text:p>ratio</text:p>
          </table:table-cell>
        </table:table-row>
        <table:table-row table:style-name="ro1">
          <table:table-cell table:formula="of:=1/16" office:value-type="float" office:value="0.0625" calcext:value-type="float">
            <text:p>0.0625</text:p>
          </table:table-cell>
          <table:table-cell office:value-type="float" office:value="0.0251014" calcext:value-type="float">
            <text:p>0.0251014</text:p>
          </table:table-cell>
          <table:table-cell office:value-type="float" office:value="0.0902039" calcext:value-type="float">
            <text:p>0.0902039</text:p>
          </table:table-cell>
          <table:table-cell table:formula="of:=[.C2]/[.B2]" office:value-type="float" office:value="3.59358043774451" calcext:value-type="float">
            <text:p>3.5935804377</text:p>
          </table:table-cell>
          <table:table-cell table:formula="of:=[.B2]/(0.327877*0.135335*0.1*SQRT(2))" office:value-type="float" office:value="4.0000172715102" calcext:value-type="float">
            <text:p>4.0000172715</text:p>
          </table:table-cell>
          <table:table-cell table:formula="of:=[.C2]/(0.327877*0.135335*0.1*SQRT(2))" office:value-type="float" office:value="14.3743838175392" calcext:value-type="float">
            <text:p>14.3743838175</text:p>
          </table:table-cell>
          <table:table-cell table:formula="of:=[.F2]/[.E2]" office:value-type="float" office:value="3.59358043774451" calcext:value-type="float">
            <text:p>3.5935804377</text:p>
          </table:table-cell>
        </table:table-row>
        <table:table-row table:style-name="ro1">
          <table:table-cell table:formula="of:=1/8" office:value-type="float" office:value="0.125" calcext:value-type="float">
            <text:p>0.125</text:p>
          </table:table-cell>
          <table:table-cell office:value-type="float" office:value="0.0177493" calcext:value-type="float">
            <text:p>0.0177493</text:p>
          </table:table-cell>
          <table:table-cell office:value-type="float" office:value="0.0469975" calcext:value-type="float">
            <text:p>0.0469975</text:p>
          </table:table-cell>
          <table:table-cell table:formula="of:=[.C3]/[.B3]" office:value-type="float" office:value="2.6478509011623" calcext:value-type="float">
            <text:p>2.6478509012</text:p>
          </table:table-cell>
          <table:table-cell table:formula="of:=[.B3]/(0.327877*0.135335*0.1*SQRT(2))" office:value-type="float" office:value="2.82842815768108" calcext:value-type="float">
            <text:p>2.8284281577</text:p>
          </table:table-cell>
          <table:table-cell table:formula="of:=[.C3]/(0.327877*0.135335*0.1*SQRT(2))" office:value-type="float" office:value="7.48925604618868" calcext:value-type="float">
            <text:p>7.4892560462</text:p>
          </table:table-cell>
          <table:table-cell table:formula="of:=[.F3]/[.E3]" office:value-type="float" office:value="2.6478509011623" calcext:value-type="float">
            <text:p>2.6478509012</text:p>
          </table:table-cell>
        </table:table-row>
        <table:table-row table:style-name="ro1">
          <table:table-cell table:formula="of:=1/6" office:value-type="float" office:value="0.166666666666667" calcext:value-type="float">
            <text:p>0.1666666667</text:p>
          </table:table-cell>
          <table:table-cell office:value-type="float" office:value="0.0153714" calcext:value-type="float">
            <text:p>0.0153714</text:p>
          </table:table-cell>
          <table:table-cell office:value-type="float" office:value="0.0372431" calcext:value-type="float">
            <text:p>0.0372431</text:p>
          </table:table-cell>
          <table:table-cell table:formula="of:=[.C4]/[.B4]" office:value-type="float" office:value="2.42288275628765" calcext:value-type="float">
            <text:p>2.4228827563</text:p>
          </table:table-cell>
          <table:table-cell table:formula="of:=[.B4]/(0.327877*0.135335*0.1*SQRT(2))" office:value-type="float" office:value="2.4494994497236" calcext:value-type="float">
            <text:p>2.4494994497</text:p>
          </table:table-cell>
          <table:table-cell table:formula="of:=[.C4]/(0.327877*0.135335*0.1*SQRT(2))" office:value-type="float" office:value="5.93484997827139" calcext:value-type="float">
            <text:p>5.9348499783</text:p>
          </table:table-cell>
          <table:table-cell table:formula="of:=[.F4]/[.E4]" office:value-type="float" office:value="2.42288275628765" calcext:value-type="float">
            <text:p>2.4228827563</text:p>
          </table:table-cell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office:value-type="float" office:value="0.0125507" calcext:value-type="float">
            <text:p>0.0125507</text:p>
          </table:table-cell>
          <table:table-cell office:value-type="float" office:value="0.0274425" calcext:value-type="float">
            <text:p>0.0274425</text:p>
          </table:table-cell>
          <table:table-cell table:formula="of:=[.C5]/[.B5]" office:value-type="float" office:value="2.1865314285259" calcext:value-type="float">
            <text:p>2.1865314285</text:p>
          </table:table-cell>
          <table:table-cell table:formula="of:=[.B5]/(0.327877*0.135335*0.1*SQRT(2))" office:value-type="float" office:value="2.0000086357551" calcext:value-type="float">
            <text:p>2.0000086358</text:p>
          </table:table-cell>
          <table:table-cell table:formula="of:=[.C5]/(0.327877*0.135335*0.1*SQRT(2))" office:value-type="float" office:value="4.37308173940173" calcext:value-type="float">
            <text:p>4.3730817394</text:p>
          </table:table-cell>
          <table:table-cell table:formula="of:=[.F5]/[.E5]" office:value-type="float" office:value="2.1865314285259" calcext:value-type="float">
            <text:p>2.1865314285</text:p>
          </table:table-cell>
        </table:table-row>
        <table:table-row table:style-name="ro1">
          <table:table-cell table:formula="of:=1/2" office:value-type="float" office:value="0.5" calcext:value-type="float">
            <text:p>0.5</text:p>
          </table:table-cell>
          <table:table-cell office:value-type="float" office:value="0.0087467" calcext:value-type="float">
            <text:p>0.0087467</text:p>
          </table:table-cell>
          <table:table-cell office:value-type="float" office:value="0.0170558" calcext:value-type="float">
            <text:p>0.0170558</text:p>
          </table:table-cell>
          <table:table-cell table:formula="of:=[.C6]/[.B6]" office:value-type="float" office:value="1.94996970285936" calcext:value-type="float">
            <text:p>1.9499697029</text:p>
          </table:table-cell>
          <table:table-cell table:formula="of:=[.B6]/(0.327877*0.135335*0.1*SQRT(2))" office:value-type="float" office:value="1.39382468980687" calcext:value-type="float">
            <text:p>1.3938246898</text:p>
          </table:table-cell>
          <table:table-cell table:formula="of:=[.C6]/(0.327877*0.135335*0.1*SQRT(2))" office:value-type="float" office:value="2.71791591622075" calcext:value-type="float">
            <text:p>2.7179159162</text:p>
          </table:table-cell>
          <table:table-cell table:formula="of:=[.F6]/[.E6]" office:value-type="float" office:value="1.94996970285936" calcext:value-type="float">
            <text:p>1.9499697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27534" calcext:value-type="float">
            <text:p>0.00627534</text:p>
          </table:table-cell>
          <table:table-cell office:value-type="float" office:value="0.0108773" calcext:value-type="float">
            <text:p>0.0108773</text:p>
          </table:table-cell>
          <table:table-cell table:formula="of:=[.C7]/[.B7]" office:value-type="float" office:value="1.73334034490561" calcext:value-type="float">
            <text:p>1.7333403449</text:p>
          </table:table-cell>
          <table:table-cell table:formula="of:=[.B7]/(0.327877*0.135335*0.1*SQRT(2))" office:value-type="float" office:value="1.00000272433405" calcext:value-type="float">
            <text:p>1.0000027243</text:p>
          </table:table-cell>
          <table:table-cell table:formula="of:=[.C7]/(0.327877*0.135335*0.1*SQRT(2))" office:value-type="float" office:value="1.73334506710374" calcext:value-type="float">
            <text:p>1.7333450671</text:p>
          </table:table-cell>
          <table:table-cell table:formula="of:=[.F7]/[.E7]" office:value-type="float" office:value="1.73334034490561" calcext:value-type="float">
            <text:p>1.7333403449</text:p>
          </table:table-cell>
        </table:table-row>
        <table:table-row table:style-name="ro1">
          <table:table-cell table:formula="of:=5/4" office:value-type="float" office:value="1.25" calcext:value-type="float">
            <text:p>1.25</text:p>
          </table:table-cell>
          <table:table-cell office:value-type="float" office:value="0.00561283" calcext:value-type="float">
            <text:p>0.00561283</text:p>
          </table:table-cell>
          <table:table-cell office:value-type="float" office:value="0.00943969" calcext:value-type="float">
            <text:p>0.00943969</text:p>
          </table:table-cell>
          <table:table-cell table:formula="of:=[.C8]/[.B8]" office:value-type="float" office:value="1.68180579137441" calcext:value-type="float">
            <text:p>1.6818057914</text:p>
          </table:table-cell>
          <table:table-cell table:formula="of:=[.B8]/(0.327877*0.135335*0.1*SQRT(2))" office:value-type="float" office:value="0.894428874168397" calcext:value-type="float">
            <text:p>0.8944288742</text:p>
          </table:table-cell>
          <table:table-cell table:formula="of:=[.C8]/(0.327877*0.135335*0.1*SQRT(2))" office:value-type="float" office:value="1.5042556605489" calcext:value-type="float">
            <text:p>1.5042556605</text:p>
          </table:table-cell>
          <table:table-cell table:formula="of:=[.F8]/[.E8]" office:value-type="float" office:value="1.68180579137441" calcext:value-type="float">
            <text:p>1.6818057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43734" calcext:value-type="float">
            <text:p>0.00443734</text:p>
          </table:table-cell>
          <table:table-cell office:value-type="float" office:value="0.00709437" calcext:value-type="float">
            <text:p>0.00709437</text:p>
          </table:table-cell>
          <table:table-cell table:formula="of:=[.C9]/[.B9]" office:value-type="float" office:value="1.59878891407916" calcext:value-type="float">
            <text:p>1.5987889141</text:p>
          </table:table-cell>
          <table:table-cell table:formula="of:=[.B9]/(0.327877*0.135335*0.1*SQRT(2))" office:value-type="float" office:value="0.707109429735515" calcext:value-type="float">
            <text:p>0.7071094297</text:p>
          </table:table-cell>
          <table:table-cell table:formula="of:=[.C9]/(0.327877*0.135335*0.1*SQRT(2))" office:value-type="float" office:value="1.13051871730198" calcext:value-type="float">
            <text:p>1.1305187173</text:p>
          </table:table-cell>
          <table:table-cell table:formula="of:=[.F9]/[.E9]" office:value-type="float" office:value="1.59878891407916" calcext:value-type="float">
            <text:p>1.5987889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62307" calcext:value-type="float">
            <text:p>0.00362307</text:p>
          </table:table-cell>
          <table:table-cell office:value-type="float" office:value="0.00567286" calcext:value-type="float">
            <text:p>0.00567286</text:p>
          </table:table-cell>
          <table:table-cell table:formula="of:=[.C10]/[.B10]" office:value-type="float" office:value="1.56576052905409" calcext:value-type="float">
            <text:p>1.5657605291</text:p>
          </table:table-cell>
          <table:table-cell table:formula="of:=[.B10]/(0.327877*0.135335*0.1*SQRT(2))" office:value-type="float" office:value="0.577351963471777" calcext:value-type="float">
            <text:p>0.5773519635</text:p>
          </table:table-cell>
          <table:table-cell table:formula="of:=[.C10]/(0.327877*0.135335*0.1*SQRT(2))" office:value-type="float" office:value="0.903994915775987" calcext:value-type="float">
            <text:p>0.9039949158</text:p>
          </table:table-cell>
          <table:table-cell table:formula="of:=[.F10]/[.E10]" office:value-type="float" office:value="1.56576052905409" calcext:value-type="float">
            <text:p>1.5657605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13767" calcext:value-type="float">
            <text:p>0.00313767</text:p>
          </table:table-cell>
          <table:table-cell office:value-type="float" office:value="0.00472" calcext:value-type="float">
            <text:p>0.00472</text:p>
          </table:table-cell>
          <table:table-cell table:formula="of:=[.C11]/[.B11]" office:value-type="float" office:value="1.50430096217894" calcext:value-type="float">
            <text:p>1.5043009622</text:p>
          </table:table-cell>
          <table:table-cell table:formula="of:=[.B11]/(0.327877*0.135335*0.1*SQRT(2))" office:value-type="float" office:value="0.500001362167027" calcext:value-type="float">
            <text:p>0.5000013622</text:p>
          </table:table-cell>
          <table:table-cell table:formula="of:=[.C11]/(0.327877*0.135335*0.1*SQRT(2))" office:value-type="float" office:value="0.75215253019864" calcext:value-type="float">
            <text:p>0.7521525302</text:p>
          </table:table-cell>
          <table:table-cell table:formula="of:=[.F11]/[.E11]" office:value-type="float" office:value="1.50430096217894" calcext:value-type="float">
            <text:p>1.5043009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9:27:49.699505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7:57:29.453337675</meta:creation-date>
    <dc:date>2017-08-22T19:30:34.945301742</dc:date>
    <meta:editing-duration>PT20M46S</meta:editing-duration>
    <meta:editing-cycles>3</meta:editing-cycles>
    <meta:generator>LibreOffice/5.1.6.2$Linux_X86_64 LibreOffice_project/10m0$Build-2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84cm" svg:y="3.952cm" style:legend-expansion="high" chart:style-name="ch2"/>
        <chart:plot-area chart:style-name="ch3" table:cell-range-address="Sheet1.A2:Sheet1.A11 Sheet1.E1:Sheet1.E11" chart:data-source-has-labels="row" svg:x="0.32cm" svg:y="0.18cm" svg:width="11.344cm" svg:height="8.64cm">
          <chartooo:coordinate-region svg:x="1.047cm" svg:y="0.379cm" svg:width="10.3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1" chart:label-cell-address="Sheet1.E1:Sheet1.E1" chart:class="chart:scatter">
            <chart:domain table:cell-range-address="Sheet1.A2:Sheet1.A11"/>
            <chart:regression-curve chart:style-name="ch7">
              <chart:equation chart:display-equation="true" chart:display-r-square="true" svg:x="1.52cm" svg:y="0.618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k0_new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Sheet1.A2:Sheet1.A11</svg:desc>
                </draw:g>
              </table:table-cell>
              <table:table-cell office:value-type="float" office:value="4.0000172715102">
                <text:p>4.0000172715102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2.82842815768108">
                <text:p>2.82842815768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.4494994497236">
                <text:p>2.4494994497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.0000086357551">
                <text:p>2.0000086357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.39382468980687">
                <text:p>1.39382468980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00000272433405">
                <text:p>1.00000272433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0.894428874168397">
                <text:p>0.89442887416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707109429735515">
                <text:p>0.707109429735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577351963471777">
                <text:p>0.577351963471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500001362167027">
                <text:p>0.500001362167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 style:data-style-name="N0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8.99cm" xlink:href=".." xlink:type="simple" chart:class="chart:scatter" chart:style-name="ch1">
        <chart:legend chart:legend-position="end" svg:x="12.102cm" svg:y="3.947cm" style:legend-expansion="high" chart:style-name="ch2"/>
        <chart:plot-area chart:style-name="ch3" table:cell-range-address="Sheet1.A2:Sheet1.A11 Sheet1.F1:Sheet1.F11" chart:data-source-has-labels="row" svg:x="0.319cm" svg:y="0.179cm" svg:width="11.464cm" svg:height="8.632cm">
          <chartooo:coordinate-region svg:x="0.755cm" svg:y="0.378cm" svg:width="10.603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1" chart:label-cell-address="Sheet1.F1:Sheet1.F1" chart:class="chart:scatter">
            <chart:domain table:cell-range-address="Sheet1.A2:Sheet1.A11"/>
            <chart:regression-curve chart:style-name="ch7">
              <chart:equation chart:display-equation="true" chart:display-r-square="true" svg:x="1.56cm" svg:y="0.685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D_new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Sheet1.A2:Sheet1.A11</svg:desc>
                </draw:g>
              </table:table-cell>
              <table:table-cell office:value-type="float" office:value="14.3743838175392">
                <text:p>14.3743838175392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">
                <text:p>0.125</text:p>
              </table:table-cell>
              <table:table-cell office:value-type="float" office:value="7.48925604618868">
                <text:p>7.48925604618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5.93484997827139">
                <text:p>5.93484997827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4.37308173940173">
                <text:p>4.37308173940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71791591622075">
                <text:p>2.7179159162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.73334506710374">
                <text:p>1.73334506710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">
                <text:p>1.25</text:p>
              </table:table-cell>
              <table:table-cell office:value-type="float" office:value="1.5042556605489">
                <text:p>1.5042556605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13051871730198">
                <text:p>1.13051871730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3994915775987">
                <text:p>0.903994915775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.75215253019864">
                <text:p>0.75215253019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